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re a notion of oo-category which uses Weyl-quotient simplices (i.e. [0,1]/W) instead of ordinary simplic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Lurie</text:p>
          </table:table-cell>
          <table:table-cell office:value-type="string" calcext:value-type="string">
            <text:p>Luka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hat is the precise relationship between Coh_{cs,T}(ADE resolution x C) and Rep_q T? What are generalisations for other easy CY3’s Y?</text:p>
          </table:table-cell>
          <table:table-cell/>
          <table:table-cell office:value-type="string" calcext:value-type="string">
            <text:p>Dominic </text:p>
          </table:table-cell>
          <table:table-cell office:value-type="string" calcext:value-type="string">
            <text:p>Schiff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you replace FinSet with the category of ROOT SYSTEMS of Kac-Moody Lie algebras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3:05:43.9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1$Windows_X86_64 LibreOffice_project/1be9007f5d86a3741c366527d13e2970cbeef057</meta:generator>
    <dc:date>2025-01-14T13:07:51.132000000</dc:date>
    <meta:editing-duration>PT1H14M23S</meta:editing-duration>
    <meta:editing-cycles>28</meta:editing-cycles>
    <meta:document-statistic meta:table-count="1" meta:cell-count="77" meta:object-count="0"/>
  </office:meta>
</office:document-meta>
</file>